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Wellenlänge [nm]</text:p>
          </table:table-cell>
          <table:table-cell office:value-type="string" table:style-name="ce1">
            <text:p>Fehler [nm]</text:p>
          </table:table-cell>
          <table:table-cell table:number-columns-repeated="16382"/>
        </table:table-row>
        <table:table-row table:style-name="ro1">
          <table:table-cell office:value-type="float" office:value="865.20799999999997" table:style-name="ce1">
            <text:p>865.208</text:p>
          </table:table-cell>
          <table:table-cell office:value-type="float" office:value="2.2930000000000064" table:formula="of:=866.439-864.146" table:style-name="ce1">
            <text:p>2.293</text:p>
          </table:table-cell>
          <table:table-cell table:number-columns-repeated="16382"/>
        </table:table-row>
        <table:table-row table:style-name="ro1">
          <table:table-cell office:value-type="float" office:value="850.18399999999997" table:style-name="ce1">
            <text:p>850.184</text:p>
          </table:table-cell>
          <table:table-cell office:value-type="float" office:value="3.1000000000000227" table:formula="of:=852.052-848.952" table:style-name="ce1">
            <text:p>3.1</text:p>
          </table:table-cell>
          <table:table-cell table:number-columns-repeated="16382"/>
        </table:table-row>
        <table:table-row table:style-name="ro1">
          <table:table-cell office:value-type="float" office:value="724.923" table:style-name="ce1">
            <text:p>724.923</text:p>
          </table:table-cell>
          <table:table-cell office:value-type="float" office:value="2.3380000000000791" table:formula="of:=726.306-723.968" table:style-name="ce1">
            <text:p>2.338</text:p>
          </table:table-cell>
          <table:table-cell table:number-columns-repeated="16382"/>
        </table:table-row>
        <table:table-row table:style-name="ro1">
          <table:table-cell office:value-type="float" office:value="718.30899999999997" table:style-name="ce1">
            <text:p>718.309</text:p>
          </table:table-cell>
          <table:table-cell office:value-type="float" office:value="1.5069999999999482" table:formula="of:=719.16-717.653" table:style-name="ce1">
            <text:p>1.507</text:p>
          </table:table-cell>
          <table:table-cell table:number-columns-repeated="16382"/>
        </table:table-row>
        <table:table-row table:style-name="ro1">
          <table:table-cell office:value-type="float" office:value="712.375" table:style-name="ce1">
            <text:p>712.375</text:p>
          </table:table-cell>
          <table:table-cell office:value-type="float" office:value="1.9110000000000582" table:formula="of:=713.447-711.536" table:style-name="ce1">
            <text:p>1.911</text:p>
          </table:table-cell>
          <table:table-cell table:number-columns-repeated="16382"/>
        </table:table-row>
        <table:table-row table:style-name="ro1">
          <table:table-cell office:value-type="float" office:value="700.649" table:style-name="ce1">
            <text:p>700.649</text:p>
          </table:table-cell>
          <table:table-cell office:value-type="float" office:value="1.5289999999999964" table:formula="of:=701.548-700.019" table:style-name="ce1">
            <text:p>1.529</text:p>
          </table:table-cell>
          <table:table-cell table:number-columns-repeated="16382"/>
        </table:table-row>
        <table:table-row table:style-name="ro1">
          <table:table-cell office:value-type="float" office:value="684.79499999999996" table:style-name="ce1">
            <text:p>684.795</text:p>
          </table:table-cell>
          <table:table-cell office:value-type="float" office:value="1.7990000000000919" table:formula="of:=685.815-684.016" table:style-name="ce1">
            <text:p>1.799</text:p>
          </table:table-cell>
          <table:table-cell table:number-columns-repeated="16382"/>
        </table:table-row>
        <table:table-row table:style-name="ro1">
          <table:table-cell office:value-type="float" office:value="672.95699999999999" table:style-name="ce1">
            <text:p>672.957</text:p>
          </table:table-cell>
          <table:table-cell office:value-type="float" office:value="1.5289999999999964" table:formula="of:=673.737-672.208" table:style-name="ce1">
            <text:p>1.529</text:p>
          </table:table-cell>
          <table:table-cell table:number-columns-repeated="16382"/>
        </table:table-row>
        <table:table-row table:style-name="ro1">
          <table:table-cell office:value-type="float" office:value="665.35799999999995" table:style-name="ce1">
            <text:p>665.358</text:p>
          </table:table-cell>
          <table:table-cell office:value-type="float" office:value="1.40199999999993" table:formula="of:=666.031-664.629" table:style-name="ce1">
            <text:p>1.402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6T21:01:31Z</meta:creation-date>
    <dc:date>2019-11-16T21:05:47Z</dc:date>
  </office:meta>
</office:document-meta>
</file>